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22" style:family="graphic" style:parent-style-name="standard">
      <style:graphic-properties draw:fill="solid" draw:fill-color="#fff9ae" draw:textarea-horizontal-align="justify" draw:textarea-vertical-align="middle" draw:auto-grow-height="false" fo:min-height="7.032cm" fo:min-width="10.247cm"/>
    </style:style>
    <style:style style:name="gr2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</style:style>
    <style:style style:name="gr28" style:family="graphic" style:parent-style-name="standard">
      <style:graphic-properties draw:textarea-horizontal-align="justify" draw:textarea-vertical-align="middle" draw:auto-grow-height="false" fo:min-height="0.016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svg:stroke-width="0.1cm" draw:marker-start-width="0cm" draw:marker-end-width="0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</style:style>
    <style:style style:name="gr39" style:family="graphic" style:parent-style-name="Default_5f_1">
      <style:graphic-properties draw:fill="solid" draw:fill-color="#fff9ae" draw:textarea-horizontal-align="justify" draw:textarea-vertical-align="middle" draw:auto-grow-height="false" fo:min-height="7.032cm" fo:min-width="11.494cm"/>
    </style:style>
    <style:style style:name="gr40" style:family="graphic" style:parent-style-name="Default_5f_1">
      <style:graphic-properties draw:textarea-horizontal-align="justify" draw:textarea-vertical-align="middle" draw:auto-grow-height="false" fo:min-height="1.037cm" fo:min-width="0.577cm"/>
    </style:style>
    <style:style style:name="gr41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2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1.001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2.402cm"/>
    </style:style>
    <style:style style:name="gr45" style:family="graphic" style:parent-style-name="Default_5f_1">
      <style:graphic-properties draw:textarea-horizontal-align="justify" draw:textarea-vertical-align="middle" draw:auto-grow-height="false" fo:min-height="0.016cm" fo:min-width="0cm"/>
    </style:style>
    <style:style style:name="gr46" style:family="graphic" style:parent-style-name="Default_5f_1">
      <style:graphic-properties draw:textarea-horizontal-align="justify" draw:textarea-vertical-align="middle" draw:auto-grow-height="false" fo:min-height="0.034cm" fo:min-width="0cm"/>
    </style:style>
    <style:style style:name="gr47" style:family="graphic" style:parent-style-name="Default_5f_1">
      <style:graphic-properties draw:textarea-horizontal-align="justify" draw:textarea-vertical-align="middle" draw:auto-grow-height="false" fo:min-height="0.049cm" fo:min-width="0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0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Default_5f_2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53" style:family="graphic" style:parent-style-name="Default_5f_2">
      <style:graphic-properties draw:textarea-horizontal-align="justify" draw:textarea-vertical-align="middle" draw:auto-grow-height="false" fo:min-height="0.016cm" fo:min-width="0cm"/>
    </style:style>
    <style:style style:name="gr54" style:family="graphic" style:parent-style-name="Default_5f_2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Default_5f_2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22cm" fo:min-width="0.636cm"/>
    </style:style>
    <style:style style:name="gr5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062cm" fo:min-width="0cm"/>
    </style:style>
    <style:style style:name="gr58" style:family="graphic" style:parent-style-name="Object_20_without_20_fill_5f_2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87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7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43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</style:style>
    <style:style style:name="gr64" style:family="graphic" style:parent-style-name="standard">
      <style:graphic-properties draw:textarea-horizontal-align="justify" draw:textarea-vertical-align="middle" draw:auto-grow-height="false" fo:min-height="2.396cm" fo:min-width="0.301cm"/>
    </style:style>
    <style:style style:name="gr65" style:family="graphic" style:parent-style-name="standard">
      <style:graphic-properties draw:textarea-horizontal-align="justify" draw:textarea-vertical-align="middle" draw:auto-grow-height="false" fo:min-height="2.323cm" fo:min-width="1.653cm"/>
    </style:style>
    <style:style style:name="gr66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7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7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2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69cm"/>
    </style:style>
    <style:style style:name="gr75" style:family="graphic" style:parent-style-name="standard">
      <style:graphic-properties svg:stroke-width="0.1cm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textarea-horizontal-align="justify" draw:textarea-vertical-align="middle" draw:auto-grow-height="false" fo:min-height="0.047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3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7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23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7a19a"/>
      <style:paragraph-properties fo:text-align="center"/>
    </style:style>
    <style:style style:name="P7" style:family="paragraph">
      <loext:graphic-properties draw:fill="solid" draw:fill-color="#fff9ae"/>
      <style:paragraph-properties fo:text-align="center"/>
    </style:style>
    <style:style style:name="P8" style:family="paragraph">
      <loext:graphic-properties draw:fill="none" draw:fill-color="#ffffff"/>
      <style:text-properties fo:font-size="17.8999996185303pt"/>
    </style:style>
    <style:style style:name="P9" style:family="paragraph">
      <loext:graphic-properties draw:fill="none" draw:fill-color="#ffffff"/>
      <style:text-properties fo:font-size="43.9000015258789pt" style:font-size-asian="18pt" style:font-size-complex="1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Liberation Sans1" fo:font-size="17.8999996185303pt" style:font-name-asian="Liberation Sans1" style:font-name-complex="Liberation Sans1"/>
    </style:style>
    <style:style style:name="T2" style:family="text">
      <style:text-properties fo:font-size="17.8999996185303pt"/>
    </style:style>
    <style:style style:name="T3" style:family="text">
      <style:text-properties fo:font-size="44pt" style:font-size-asian="18pt" style:font-size-complex="18pt"/>
    </style:style>
    <style:style style:name="T4" style:family="text">
      <style:text-properties style:font-name="Liberation Sans1" fo:font-size="44pt" style:font-name-asian="Liberation Sans1" style:font-size-asian="18pt" style:font-name-complex="Liberation Sans1" style:font-size-complex="18pt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" style:font-name-asian="Liberation Sans1" style:font-name-complex="Liberation Sans1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3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3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3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3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3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3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3" draw:layer="layout" svg:width="1.842cm" svg:height="1.843cm" svg:x="4.407cm" svg:y="4.20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3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3" draw:layer="layout" svg:width="1.534cm" svg:height="1.535cm" draw:transform="rotate (1.5707963267949) translate (15.424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3" draw:layer="layout" svg:width="2.796cm" svg:height="2.563cm" draw:transform="rotate (1.5707963267949) translate (15.124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4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796cm" svg:height="2.563cm" draw:transform="rotate (1.5707963267949) translate (19.808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1" draw:text-style-name="P6" draw:layer="layout" svg:width="7.61cm" svg:height="6.198cm" svg:x="13.341cm" svg:y="11.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0.747cm" svg:height="7.282cm" svg:x="11.539cm" svg:y="3.6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3" draw:layer="layout" draw:line-skew="-1.352cm" svg:x1="8.501cm" svg:y1="7.145cm" svg:x2="6.95cm" svg:y2="7.007cm" draw:start-shape="id1" draw:start-glue-point="0" svg:d="M8501 7145v-1902h-1551v1764" svg:viewBox="0 0 1552 1903">
          <text:p/>
        </draw:connector>
        <draw:connector draw:style-name="gr23" draw:text-style-name="P3" draw:layer="layout" draw:line-skew="0.332cm" svg:x1="6.981cm" svg:y1="8.853cm" svg:x2="19.071cm" svg:y2="8.892cm" draw:end-shape="id2" draw:end-glue-point="6" svg:d="M6981 8853v872h12090v-833" svg:viewBox="0 0 12091 873">
          <text:p/>
        </draw:connector>
        <draw:connector draw:style-name="gr23" draw:text-style-name="P3" draw:layer="layout" draw:line-skew="0.361cm" svg:x1="6.999cm" svg:y1="8.85cm" svg:x2="15.191cm" svg:y2="8.695cm" draw:start-shape="id3" draw:start-glue-point="2" draw:end-shape="id4" draw:end-glue-point="2" svg:d="M6999 8850v862h8192v-1017" svg:viewBox="0 0 8193 1018">
          <text:p/>
        </draw:connector>
        <draw:connector draw:style-name="gr23" draw:text-style-name="P3" draw:layer="layout" svg:x1="6.994cm" svg:y1="11.093cm" svg:x2="6.981cm" svg:y2="8.853cm" draw:start-shape="id5" draw:start-glue-point="0" svg:d="M6994 11093v-1395h-13v-845" svg:viewBox="0 0 14 2241">
          <text:p/>
        </draw:connector>
        <draw:g xml:id="id6" draw:id="id6">
          <draw:line draw:style-name="gr24" draw:text-style-name="P2" draw:layer="layout" svg:x1="21.73cm" svg:y1="6.711cm" svg:x2="21.386cm" svg:y2="6.856cm">
            <text:p/>
          </draw:line>
          <draw:line draw:style-name="gr24" draw:text-style-name="P2" draw:layer="layout" svg:x1="21.386cm" svg:y1="6.848cm" svg:x2="22.024cm" svg:y2="7.138cm">
            <text:p/>
          </draw:line>
          <draw:line draw:style-name="gr24" draw:text-style-name="P2" draw:layer="layout" svg:x1="22.041cm" svg:y1="7.155cm" svg:x2="21.386cm" svg:y2="7.43cm">
            <text:p/>
          </draw:line>
          <draw:line draw:style-name="gr24" draw:text-style-name="P2" draw:layer="layout" svg:x1="21.386cm" svg:y1="7.423cm" svg:x2="22.024cm" svg:y2="7.713cm">
            <text:p/>
          </draw:line>
          <draw:line draw:style-name="gr24" draw:text-style-name="P2" draw:layer="layout" svg:x1="22.041cm" svg:y1="7.73cm" svg:x2="21.386cm" svg:y2="8.005cm">
            <text:p/>
          </draw:line>
          <draw:line draw:style-name="gr24" draw:text-style-name="P2" draw:layer="layout" svg:x1="21.386cm" svg:y1="7.998cm" svg:x2="21.722cm" svg:y2="8.138cm">
            <text:p/>
          </draw:line>
        </draw:g>
        <draw:connector draw:style-name="gr23" draw:text-style-name="P3" draw:layer="layout" draw:line-skew="-1.245cm" svg:x1="6.999cm" svg:y1="7.007cm" svg:x2="15.191cm" svg:y2="7.038cm" draw:start-shape="id3" draw:start-glue-point="0" draw:end-shape="id4" draw:end-glue-point="0" svg:d="M6999 7007v-1764h8192v1795" svg:viewBox="0 0 8193 1796">
          <text:p/>
        </draw:connector>
        <draw:connector draw:style-name="gr23" draw:text-style-name="P3" draw:layer="layout" draw:line-skew="-0.553cm" svg:x1="19.071cm" svg:y1="6.319cm" svg:x2="21.713cm" svg:y2="6.711cm" draw:start-shape="id2" draw:start-glue-point="4" draw:end-shape="id6" draw:end-glue-point="0" svg:d="M19071 6319v-1055h2642v1447" svg:viewBox="0 0 2643 1448">
          <text:p/>
        </draw:connector>
        <draw:connector draw:style-name="gr23" draw:text-style-name="P3" draw:layer="layout" draw:line-skew="0.376cm" svg:x1="19.071cm" svg:y1="8.892cm" svg:x2="21.713cm" svg:y2="8.138cm" draw:start-shape="id2" draw:start-glue-point="6" draw:end-shape="id6" draw:end-glue-point="2" svg:d="M19071 8892v877h2642v-1631" svg:viewBox="0 0 2643 1632">
          <text:p/>
        </draw:connector>
        <draw:frame draw:style-name="gr25" draw:text-style-name="P8" draw:layer="layout" svg:width="1.501cm" svg:height="1.572cm" svg:x="13.376cm" svg:y="7.379cm">
          <draw:text-box>
            <text:p><text:span text:style-name="T1">r_π</text:span></text:p>
          </draw:text-box>
        </draw:frame>
        <draw:frame draw:style-name="gr26" draw:text-style-name="P8" draw:layer="layout" svg:width="1.277cm" svg:height="1.572cm" svg:x="8.517cm" svg:y="6.374cm">
          <draw:text-box>
            <text:p><text:span text:style-name="T2">Rs</text:span></text:p>
          </draw:text-box>
        </draw:frame>
        <draw:frame draw:style-name="gr27" draw:text-style-name="P8" draw:layer="layout" svg:width="2.902cm" svg:height="1.572cm" svg:x="18.989cm" svg:y="5.427cm">
          <draw:text-box>
            <text:p><text:span text:style-name="T2">r_o // Rc</text:span></text:p>
          </draw:text-box>
        </draw:frame>
        <draw:custom-shape draw:style-name="gr28" draw:text-style-name="P3" xml:id="id7" draw:id="id7" draw:layer="layout" svg:width="0.378cm" svg:height="0.374cm" svg:x="9.651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9" draw:id="id9" draw:layer="layout" svg:width="0.403cm" svg:height="0.402cm" svg:x="8.91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9.84cm" svg:y1="5.481cm" svg:x2="15.779cm" svg:y2="13.716cm" draw:start-shape="id7" draw:start-glue-point="8" draw:end-shape="id8" draw:end-glue-point="3" svg:d="M9840 5481v8235h5939" svg:viewBox="0 0 5940 8236">
          <text:p/>
        </draw:connector>
        <draw:custom-shape draw:style-name="gr28" draw:text-style-name="P3" xml:id="id11" draw:id="id11" draw:layer="layout" svg:width="0.378cm" svg:height="0.374cm" svg:x="22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0" draw:id="id10" draw:layer="layout" svg:width="0.352cm" svg:height="0.357cm" svg:x="24.1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6.202cm" svg:x1="9.115cm" svg:y1="9.907cm" svg:x2="24.352cm" svg:y2="9.958cm" draw:start-shape="id9" draw:start-glue-point="8" draw:end-shape="id10" draw:end-glue-point="8" svg:d="M9115 9907v6754h15237v-6703" svg:viewBox="0 0 15238 6755">
          <text:p/>
        </draw:connector>
        <draw:connector draw:style-name="gr23" draw:text-style-name="P3" draw:layer="layout" svg:x1="22.78cm" svg:y1="5.503cm" svg:x2="18.062cm" svg:y2="13.716cm" draw:start-shape="id11" draw:start-glue-point="8" draw:end-shape="id8" draw:end-glue-point="1" svg:d="M22780 5503v8213h-4718" svg:viewBox="0 0 4719 8214">
          <text:p/>
        </draw:connector>
        <draw:frame draw:style-name="gr31" draw:text-style-name="P8" draw:layer="layout" svg:width="1.136cm" svg:height="1.572cm" svg:x="16.214cm" svg:y="12.367cm">
          <draw:text-box>
            <text:p><text:span text:style-name="T2">Rf</text:span></text:p>
          </draw:text-box>
        </draw:frame>
        <draw:frame draw:style-name="gr32" draw:text-style-name="P8" draw:layer="layout" svg:width="2.733cm" svg:height="1.572cm" svg:x="3.857cm" svg:y="5.886cm">
          <draw:text-box draw:corner-radius="0.756cm">
            <text:p><text:span text:style-name="T2">v_s/Rs</text:span></text:p>
          </draw:text-box>
        </draw:frame>
        <draw:frame draw:style-name="gr33" draw:text-style-name="P9" draw:layer="layout" svg:width="1.008cm" svg:height="2.224cm" svg:x="16.122cm" svg:y="4.836cm">
          <draw:text-box>
            <text:p><text:span text:style-name="T3">A</text:span></text:p>
          </draw:text-box>
        </draw:frame>
        <draw:frame draw:style-name="gr34" draw:text-style-name="P9" draw:layer="layout" svg:width="1.008cm" svg:height="2.312cm" svg:x="16.19cm" svg:y="14.274cm">
          <draw:text-box>
            <text:p><text:span text:style-name="T4">β</text:span></text:p>
          </draw:text-box>
        </draw:frame>
        <draw:frame draw:style-name="gr35" draw:text-style-name="P4" draw:layer="layout" svg:width="2.779cm" svg:height="1.673cm" svg:x="16.28cm" svg:y="8.595cm">
          <draw:text-box>
            <text:p><text:span text:style-name="T5">β_</text:span><text:span text:style-name="T6">o*i_</text:span><text:span text:style-name="T5">π</text:span></text:p>
          </draw:text-box>
        </draw:frame>
        <draw:g xml:id="id8" draw:id="id8">
          <draw:line draw:style-name="gr8" draw:text-style-name="P2" draw:layer="layout" svg:x1="15.779cm" svg:y1="13.684cm" svg:x2="15.963cm" svg:y2="13.261cm">
            <text:p/>
          </draw:line>
          <draw:line draw:style-name="gr8" draw:text-style-name="P2" draw:layer="layout" svg:x1="16.345cm" svg:y1="14.122cm" svg:x2="15.959cm" svg:y2="13.262cm">
            <text:p/>
          </draw:line>
          <draw:line draw:style-name="gr8" draw:text-style-name="P2" draw:layer="layout" svg:x1="17.103cm" svg:y1="14.171cm" svg:x2="17.489cm" svg:y2="13.311cm">
            <text:p/>
          </draw:line>
          <draw:line draw:style-name="gr8" draw:text-style-name="P2" draw:layer="layout" svg:x1="16.327cm" svg:y1="14.143cm" svg:x2="16.713cm" svg:y2="13.283cm">
            <text:p/>
          </draw:line>
          <draw:line draw:style-name="gr8" draw:text-style-name="P2" draw:layer="layout" svg:x1="17.118cm" svg:y1="14.166cm" svg:x2="16.732cm" svg:y2="13.306cm">
            <text:p/>
          </draw:line>
          <draw:line draw:style-name="gr8" draw:text-style-name="P2" draw:layer="layout" svg:x1="17.885cm" svg:y1="14.166cm" svg:x2="17.499cm" svg:y2="13.306cm">
            <text:p/>
          </draw:line>
          <draw:line draw:style-name="gr8" draw:text-style-name="P2" draw:layer="layout" svg:x1="17.878cm" svg:y1="14.124cm" svg:x2="18.062cm" svg:y2="13.701cm">
            <text:p/>
          </draw:line>
        </draw:g>
        <draw:g xml:id="id4" draw:id="id4">
          <draw:line draw:style-name="gr8" draw:text-style-name="P2" draw:layer="layout" svg:x1="15.196cm" svg:y1="8.695cm" svg:x2="14.867cm" svg:y2="8.564cm">
            <text:p/>
          </draw:line>
          <draw:line draw:style-name="gr8" draw:text-style-name="P2" draw:layer="layout" svg:x1="15.514cm" svg:y1="8.281cm" svg:x2="14.868cm" svg:y2="8.567cm">
            <text:p/>
          </draw:line>
          <draw:line draw:style-name="gr8" draw:text-style-name="P2" draw:layer="layout" svg:x1="15.527cm" svg:y1="7.731cm" svg:x2="14.857cm" svg:y2="7.456cm">
            <text:p/>
          </draw:line>
          <draw:line draw:style-name="gr8" draw:text-style-name="P2" draw:layer="layout" svg:x1="15.53cm" svg:y1="8.294cm" svg:x2="14.86cm" svg:y2="8.019cm">
            <text:p/>
          </draw:line>
          <draw:line draw:style-name="gr8" draw:text-style-name="P2" draw:layer="layout" svg:x1="15.523cm" svg:y1="7.72cm" svg:x2="14.877cm" svg:y2="8.006cm">
            <text:p/>
          </draw:line>
          <draw:line draw:style-name="gr8" draw:text-style-name="P2" draw:layer="layout" svg:x1="15.499cm" svg:y1="7.164cm" svg:x2="14.853cm" svg:y2="7.45cm">
            <text:p/>
          </draw:line>
          <draw:line draw:style-name="gr8" draw:text-style-name="P2" draw:layer="layout" svg:x1="15.466cm" svg:y1="7.169cm" svg:x2="15.137cm" svg:y2="7.038cm">
            <text:p/>
          </draw:line>
        </draw:g>
        <draw:g xml:id="id5" draw:id="id5">
          <draw:line draw:style-name="gr8" draw:text-style-name="P2" draw:layer="layout" svg:x1="8.214cm" svg:y1="11.107cm" svg:x2="5.775cm" svg:y2="11.122cm">
            <text:p/>
          </draw:line>
          <draw:line draw:style-name="gr8" draw:text-style-name="P2" draw:layer="layout" svg:x1="8.214cm" svg:y1="11.093cm" svg:x2="5.775cm" svg:y2="11.108cm">
            <text:p/>
          </draw:line>
          <draw:line draw:style-name="gr8" draw:text-style-name="P2" draw:layer="layout" svg:x1="6.44cm" svg:y1="11.432cm" svg:x2="7.652cm" svg:y2="11.432cm">
            <text:p/>
          </draw:line>
          <draw:line draw:style-name="gr8" draw:text-style-name="P2" draw:layer="layout" svg:x1="6.769cm" svg:y1="11.716cm" svg:x2="7.352cm" svg:y2="11.716cm">
            <text:p/>
          </draw:line>
        </draw:g>
        <draw:line draw:style-name="gr12" draw:text-style-name="P2" draw:layer="layout" svg:x1="19.025cm" svg:y1="6.921cm" svg:x2="19.034cm" svg:y2="8.482cm">
          <text:p/>
        </draw:line>
        <draw:custom-shape draw:style-name="gr28" draw:text-style-name="P3" xml:id="id13" draw:id="id13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2" draw:id="id12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26.777cm" svg:y1="9.78cm" svg:x2="19.071cm" svg:y2="8.892cm" draw:start-shape="id12" draw:start-glue-point="6" draw:end-shape="id2" draw:end-glue-point="6" svg:d="M26777 9780h-7706v-888" svg:viewBox="0 0 7707 889">
          <text:p/>
        </draw:connector>
        <draw:connector draw:style-name="gr36" draw:text-style-name="P3" draw:layer="layout" svg:x1="26.792cm" svg:y1="5.317cm" svg:x2="19.071cm" svg:y2="6.319cm" draw:start-shape="id13" draw:start-glue-point="6" draw:end-shape="id2" draw:end-glue-point="4" svg:d="M26792 5317h-7721v1002" svg:viewBox="0 0 7722 1003">
          <text:p/>
        </draw:connector>
        <draw:g xml:id="id3" draw:id="id3">
          <draw:custom-shape draw:style-name="gr37" draw:text-style-name="P3" draw:layer="layout" svg:width="1.842cm" svg:height="1.843cm" svg:x="6.078cm" svg:y="6.99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999cm" svg:y1="8.502cm" svg:x2="6.999cm" svg:y2="7.237cm">
            <text:p/>
          </draw:line>
        </draw:g>
        <draw:g xml:id="id1" draw:id="id1">
          <draw:line draw:style-name="gr8" draw:text-style-name="P2" draw:layer="layout" svg:x1="8.507cm" svg:y1="8.795cm" svg:x2="8.102cm" svg:y2="8.665cm">
            <text:p/>
          </draw:line>
          <draw:line draw:style-name="gr8" draw:text-style-name="P2" draw:layer="layout" svg:x1="8.897cm" svg:y1="8.383cm" svg:x2="8.103cm" svg:y2="8.667cm">
            <text:p/>
          </draw:line>
          <draw:line draw:style-name="gr8" draw:text-style-name="P2" draw:layer="layout" svg:x1="8.914cm" svg:y1="7.835cm" svg:x2="8.09cm" svg:y2="7.561cm">
            <text:p/>
          </draw:line>
          <draw:line draw:style-name="gr8" draw:text-style-name="P2" draw:layer="layout" svg:x1="8.917cm" svg:y1="8.396cm" svg:x2="8.093cm" svg:y2="8.122cm">
            <text:p/>
          </draw:line>
          <draw:line draw:style-name="gr8" draw:text-style-name="P2" draw:layer="layout" svg:x1="8.908cm" svg:y1="7.824cm" svg:x2="8.114cm" svg:y2="8.108cm">
            <text:p/>
          </draw:line>
          <draw:line draw:style-name="gr8" draw:text-style-name="P2" draw:layer="layout" svg:x1="8.879cm" svg:y1="7.27cm" svg:x2="8.085cm" svg:y2="7.554cm">
            <text:p/>
          </draw:line>
          <draw:line draw:style-name="gr8" draw:text-style-name="P2" draw:layer="layout" svg:x1="8.84cm" svg:y1="7.275cm" svg:x2="8.435cm" svg:y2="7.145cm">
            <text:p/>
          </draw:line>
        </draw:g>
        <draw:connector draw:style-name="gr36" draw:text-style-name="P3" draw:layer="layout" draw:line-skew="0.312cm" svg:x1="8.501cm" svg:y1="8.795cm" svg:x2="6.999cm" svg:y2="8.85cm" draw:start-shape="id1" draw:start-glue-point="2" draw:end-shape="id3" draw:end-glue-point="2" svg:d="M8501 8795v868h-1502v-813" svg:viewBox="0 0 1503 869">
          <text:p/>
        </draw:connector>
        <draw:line draw:style-name="gr12" draw:text-style-name="P2" draw:layer="layout" svg:x1="7.571cm" svg:y1="4.852cm" svg:x2="9.631cm" svg:y2="4.852cm">
          <text:p/>
        </draw:line>
        <draw:line draw:style-name="gr12" draw:text-style-name="P2" draw:layer="layout" svg:x1="10.161cm" svg:y1="5.821cm" svg:x2="10.161cm" svg:y2="7.881cm">
          <text:p/>
        </draw:line>
        <draw:line draw:style-name="gr12" draw:text-style-name="P2" draw:layer="layout" svg:x1="10.462cm" svg:y1="4.805cm" svg:x2="12.522cm" svg:y2="4.805cm">
          <text:p/>
        </draw:line>
        <draw:frame draw:style-name="gr32" draw:text-style-name="P8" draw:layer="layout" svg:width="2.733cm" svg:height="1.572cm" svg:x="8.396cm" svg:y="3.594cm">
          <draw:text-box draw:corner-radius="0.756cm">
            <text:p><text:span text:style-name="T2">i_s</text:span></text:p>
          </draw:text-box>
        </draw:frame>
        <draw:frame draw:style-name="gr32" draw:text-style-name="P8" draw:layer="layout" svg:width="2.733cm" svg:height="1.572cm" svg:x="10.259cm" svg:y="6.361cm">
          <draw:text-box draw:corner-radius="0.756cm">
            <text:p><text:span text:style-name="T2">i_f</text:span></text:p>
          </draw:text-box>
        </draw:frame>
        <draw:frame draw:style-name="gr32" draw:text-style-name="P8" draw:layer="layout" svg:width="2.733cm" svg:height="1.572cm" svg:x="10.26cm" svg:y="6.361cm">
          <draw:text-box draw:corner-radius="0.756cm">
            <text:p><text:span text:style-name="T2">i_f</text:span></text:p>
          </draw:text-box>
        </draw:frame>
        <draw:frame draw:style-name="gr38" draw:text-style-name="P8" draw:layer="layout" svg:width="2.733cm" svg:height="3.786cm" svg:x="25.967cm" svg:y="5.774cm">
          <draw:text-box draw:corner-radius="0.756cm">
            <text:p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-</text:span></text:p>
          </draw:text-box>
        </draw:frame>
        <draw:frame draw:style-name="gr32" draw:text-style-name="P8" draw:layer="layout" svg:width="2.733cm" svg:height="1.572cm" svg:x="11.597cm" svg:y="3.594cm">
          <draw:text-box draw:corner-radius="0.756cm">
            <text:p><text:span text:style-name="T2">i_i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9" draw:text-style-name="P7" draw:layer="layout" svg:width="11.994cm" svg:height="7.282cm" svg:x="9.459cm" svg:y="6.7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17" draw:id="id17" draw:layer="layout" svg:width="2.153cm" svg:height="2.573cm" svg:x="17.161cm" svg:y="9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3" draw:layer="layout" svg:x1="8.483cm" svg:y1="12.842cm" svg:x2="14.358cm" svg:y2="11.831cm" draw:start-shape="id14" draw:start-glue-point="10" draw:end-shape="id15" draw:end-glue-point="2" svg:d="M8483 12842h5875v-1011" svg:viewBox="0 0 5876 1012">
          <text:p/>
        </draw:connector>
        <draw:g xml:id="id18" draw:id="id18">
          <draw:line draw:style-name="gr42" draw:text-style-name="P2" draw:layer="layout" svg:x1="20.872cm" svg:y1="9.871cm" svg:x2="20.528cm" svg:y2="10.016cm">
            <text:p/>
          </draw:line>
          <draw:line draw:style-name="gr42" draw:text-style-name="P2" draw:layer="layout" svg:x1="20.528cm" svg:y1="10.008cm" svg:x2="21.166cm" svg:y2="10.298cm">
            <text:p/>
          </draw:line>
          <draw:line draw:style-name="gr42" draw:text-style-name="P2" draw:layer="layout" svg:x1="21.183cm" svg:y1="10.315cm" svg:x2="20.528cm" svg:y2="10.59cm">
            <text:p/>
          </draw:line>
          <draw:line draw:style-name="gr42" draw:text-style-name="P2" draw:layer="layout" svg:x1="20.528cm" svg:y1="10.583cm" svg:x2="21.166cm" svg:y2="10.873cm">
            <text:p/>
          </draw:line>
          <draw:line draw:style-name="gr42" draw:text-style-name="P2" draw:layer="layout" svg:x1="21.183cm" svg:y1="10.89cm" svg:x2="20.528cm" svg:y2="11.165cm">
            <text:p/>
          </draw:line>
          <draw:line draw:style-name="gr42" draw:text-style-name="P2" draw:layer="layout" svg:x1="20.528cm" svg:y1="11.158cm" svg:x2="20.864cm" svg:y2="11.298cm">
            <text:p/>
          </draw:line>
        </draw:g>
        <draw:connector draw:style-name="gr41" draw:text-style-name="P3" draw:layer="layout" svg:x1="8.181cm" svg:y1="8.44cm" svg:x2="14.358cm" svg:y2="10.174cm" draw:start-shape="id16" draw:start-glue-point="10" draw:end-shape="id15" draw:end-glue-point="0" svg:d="M8181 8440h6177v1734" svg:viewBox="0 0 6178 1735">
          <text:p/>
        </draw:connector>
        <draw:connector draw:style-name="gr41" draw:text-style-name="P3" draw:layer="layout" draw:line-skew="-0.553cm" svg:x1="18.238cm" svg:y1="9.455cm" svg:x2="20.855cm" svg:y2="9.871cm" draw:start-shape="id17" draw:start-glue-point="4" draw:end-shape="id18" draw:end-glue-point="0" svg:d="M18238 9455v-1055h2617v1471" svg:viewBox="0 0 2618 1472">
          <text:p/>
        </draw:connector>
        <draw:connector draw:style-name="gr41" draw:text-style-name="P3" draw:layer="layout" draw:line-skew="0.376cm" svg:x1="18.238cm" svg:y1="12.028cm" svg:x2="20.855cm" svg:y2="11.298cm" draw:start-shape="id17" draw:start-glue-point="6" draw:end-shape="id18" draw:end-glue-point="2" svg:d="M18238 12028v877h2617v-1607" svg:viewBox="0 0 2618 1608">
          <text:p/>
        </draw:connector>
        <draw:frame draw:style-name="gr43" draw:text-style-name="P8" draw:layer="layout" svg:width="1.501cm" svg:height="1.572cm" svg:x="12.543cm" svg:y="10.515cm">
          <draw:text-box>
            <text:p><text:span text:style-name="T1">r_π</text:span></text:p>
          </draw:text-box>
        </draw:frame>
        <draw:frame draw:style-name="gr44" draw:text-style-name="P8" draw:layer="layout" svg:width="2.902cm" svg:height="1.572cm" svg:x="21.341cm" svg:y="10.008cm">
          <draw:text-box>
            <text:p><text:span text:style-name="T2">r_o // Rc</text:span></text:p>
          </draw:text-box>
        </draw:frame>
        <draw:custom-shape draw:style-name="gr45" draw:text-style-name="P3" xml:id="id16" draw:id="id16" draw:layer="layout" svg:width="0.378cm" svg:height="0.374cm" svg:x="7.80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4" draw:id="id14" draw:layer="layout" svg:width="0.403cm" svg:height="0.402cm" svg:x="8.08cm" svg:y="1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20" draw:id="id20" draw:layer="layout" svg:width="0.329cm" svg:height="0.374cm" svg:x="22.258cm" svg:y="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xml:id="id19" draw:id="id19" draw:layer="layout" svg:width="0.352cm" svg:height="0.421cm" svg:x="22.243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9" draw:layer="layout" svg:width="1.008cm" svg:height="2.224cm" svg:x="15.289cm" svg:y="7.972cm">
          <draw:text-box>
            <text:p><text:span text:style-name="T3">A</text:span></text:p>
          </draw:text-box>
        </draw:frame>
        <draw:frame draw:style-name="gr49" draw:text-style-name="P4" draw:layer="layout" svg:width="2.779cm" svg:height="1.673cm" svg:x="15.667cm" svg:y="11.854cm">
          <draw:text-box>
            <text:p><text:span text:style-name="T5">β_</text:span><text:span text:style-name="T6">o*i_</text:span><text:span text:style-name="T5">π</text:span></text:p>
          </draw:text-box>
        </draw:frame>
        <draw:g xml:id="id15" draw:id="id15">
          <draw:line draw:style-name="gr50" draw:text-style-name="P2" draw:layer="layout" svg:x1="14.363cm" svg:y1="11.831cm" svg:x2="14.034cm" svg:y2="11.7cm">
            <text:p/>
          </draw:line>
          <draw:line draw:style-name="gr50" draw:text-style-name="P2" draw:layer="layout" svg:x1="14.681cm" svg:y1="11.417cm" svg:x2="14.035cm" svg:y2="11.703cm">
            <text:p/>
          </draw:line>
          <draw:line draw:style-name="gr50" draw:text-style-name="P2" draw:layer="layout" svg:x1="14.694cm" svg:y1="10.867cm" svg:x2="14.024cm" svg:y2="10.592cm">
            <text:p/>
          </draw:line>
          <draw:line draw:style-name="gr50" draw:text-style-name="P2" draw:layer="layout" svg:x1="14.697cm" svg:y1="11.43cm" svg:x2="14.027cm" svg:y2="11.155cm">
            <text:p/>
          </draw:line>
          <draw:line draw:style-name="gr50" draw:text-style-name="P2" draw:layer="layout" svg:x1="14.69cm" svg:y1="10.856cm" svg:x2="14.044cm" svg:y2="11.142cm">
            <text:p/>
          </draw:line>
          <draw:line draw:style-name="gr50" draw:text-style-name="P2" draw:layer="layout" svg:x1="14.666cm" svg:y1="10.3cm" svg:x2="14.02cm" svg:y2="10.586cm">
            <text:p/>
          </draw:line>
          <draw:line draw:style-name="gr50" draw:text-style-name="P2" draw:layer="layout" svg:x1="14.633cm" svg:y1="10.305cm" svg:x2="14.304cm" svg:y2="10.174cm">
            <text:p/>
          </draw:line>
        </draw:g>
        <draw:line draw:style-name="gr51" draw:text-style-name="P2" draw:layer="layout" svg:x1="18.192cm" svg:y1="10.057cm" svg:x2="18.201cm" svg:y2="11.618cm">
          <text:p/>
        </draw:line>
        <draw:connector draw:style-name="gr36" draw:text-style-name="P3" draw:layer="layout" svg:x1="22.243cm" svg:y1="12.948cm" svg:x2="18.238cm" svg:y2="12.028cm" draw:start-shape="id19" draw:start-glue-point="6" draw:end-shape="id17" draw:end-glue-point="6" svg:d="M22243 12948h-4005v-920" svg:viewBox="0 0 4006 921">
          <text:p/>
        </draw:connector>
        <draw:connector draw:style-name="gr36" draw:text-style-name="P3" draw:layer="layout" svg:x1="22.258cm" svg:y1="8.352cm" svg:x2="20.855cm" svg:y2="9.871cm" draw:start-shape="id20" draw:start-glue-point="6" draw:end-shape="id18" draw:end-glue-point="0" svg:d="M22258 8352h-1403v1519" svg:viewBox="0 0 1404 1520">
          <text:p/>
        </draw:connector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2" draw:text-style-name="P6" draw:layer="layout" svg:width="7.61cm" svg:height="6.198cm" svg:x="11.014cm" svg:y="7.0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xml:id="id21" draw:id="id21" draw:layer="layout" svg:width="0.378cm" svg:height="0.374cm" svg:x="8.5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3" draw:id="id23" draw:layer="layout" svg:width="0.403cm" svg:height="0.402cm" svg:x="8.423cm" svg:y="1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svg:x1="8.888cm" svg:y1="8.177cm" svg:x2="13.452cm" svg:y2="8.179cm" draw:start-shape="id21" draw:start-glue-point="10" draw:end-shape="id22" draw:end-glue-point="3" svg:d="M8888 8177h2258v2h2306" svg:viewBox="0 0 4565 3">
          <text:p/>
        </draw:connector>
        <draw:custom-shape draw:style-name="gr53" draw:text-style-name="P3" xml:id="id24" draw:id="id24" draw:layer="layout" svg:width="0.378cm" svg:height="0.374cm" svg:x="21.447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svg:x1="8.826cm" svg:y1="12.155cm" svg:x2="21.706cm" svg:y2="12.176cm" draw:start-shape="id23" draw:start-glue-point="10" svg:d="M8826 12155h6691v21h6189" svg:viewBox="0 0 12881 22">
          <text:p/>
        </draw:connector>
        <draw:connector draw:style-name="gr55" draw:text-style-name="P3" draw:layer="layout" svg:x1="21.447cm" svg:y1="8.143cm" svg:x2="15.735cm" svg:y2="8.179cm" draw:start-shape="id24" draw:start-glue-point="6" draw:end-shape="id22" draw:end-glue-point="1" svg:d="M21447 8143h-2831v36h-2881" svg:viewBox="0 0 5713 37">
          <text:p/>
        </draw:connector>
        <draw:frame draw:style-name="gr56" draw:text-style-name="P8" draw:layer="layout" svg:width="1.136cm" svg:height="1.572cm" svg:x="15.211cm" svg:y="7.002cm">
          <draw:text-box>
            <text:p><text:span text:style-name="T2">Rf</text:span></text:p>
          </draw:text-box>
        </draw:frame>
        <draw:frame draw:style-name="gr57" draw:text-style-name="P9" draw:layer="layout" svg:width="1.008cm" svg:height="2.312cm" svg:x="13.839cm" svg:y="9.423cm">
          <draw:text-box>
            <text:p><text:span text:style-name="T4">β</text:span></text:p>
          </draw:text-box>
        </draw:frame>
        <draw:g xml:id="id22" draw:id="id22">
          <draw:line draw:style-name="gr58" draw:text-style-name="P2" draw:layer="layout" svg:x1="13.452cm" svg:y1="8.147cm" svg:x2="13.636cm" svg:y2="7.724cm">
            <text:p/>
          </draw:line>
          <draw:line draw:style-name="gr58" draw:text-style-name="P2" draw:layer="layout" svg:x1="14.018cm" svg:y1="8.585cm" svg:x2="13.632cm" svg:y2="7.725cm">
            <text:p/>
          </draw:line>
          <draw:line draw:style-name="gr58" draw:text-style-name="P2" draw:layer="layout" svg:x1="14.776cm" svg:y1="8.634cm" svg:x2="15.162cm" svg:y2="7.774cm">
            <text:p/>
          </draw:line>
          <draw:line draw:style-name="gr58" draw:text-style-name="P2" draw:layer="layout" svg:x1="14cm" svg:y1="8.606cm" svg:x2="14.386cm" svg:y2="7.746cm">
            <text:p/>
          </draw:line>
          <draw:line draw:style-name="gr58" draw:text-style-name="P2" draw:layer="layout" svg:x1="14.791cm" svg:y1="8.629cm" svg:x2="14.405cm" svg:y2="7.769cm">
            <text:p/>
          </draw:line>
          <draw:line draw:style-name="gr58" draw:text-style-name="P2" draw:layer="layout" svg:x1="15.558cm" svg:y1="8.629cm" svg:x2="15.172cm" svg:y2="7.769cm">
            <text:p/>
          </draw:line>
          <draw:line draw:style-name="gr58" draw:text-style-name="P2" draw:layer="layout" svg:x1="15.551cm" svg:y1="8.587cm" svg:x2="15.735cm" svg:y2="8.164cm">
            <text:p/>
          </draw:line>
        </draw:g>
        <draw:custom-shape draw:style-name="gr54" draw:text-style-name="P3" draw:layer="layout" svg:width="0.403cm" svg:height="0.402cm" svg:x="21.423cm" svg:y="1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1" draw:text-style-name="P1" draw:layer="layout" svg:width="5.013cm" svg:height="5.156cm" svg:x="4.292cm" svg:y="4.63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5.545cm" svg:y1="5.99cm" svg:x2="5.545cm" svg:y2="8.497cm">
                <text:p/>
              </draw:line>
              <draw:line draw:style-name="gr2" draw:text-style-name="P2" draw:layer="layout" svg:x1="6.833cm" svg:y1="5.956cm" svg:x2="5.545cm" svg:y2="6.617cm">
                <text:p/>
              </draw:line>
              <draw:line draw:style-name="gr3" draw:text-style-name="P2" draw:layer="layout" svg:x1="6.833cm" svg:y1="8.517cm" svg:x2="5.545cm" svg:y2="7.856cm">
                <text:p/>
              </draw:line>
              <draw:line draw:style-name="gr2" draw:text-style-name="P2" draw:layer="layout" svg:x1="6.798cm" svg:y1="4.702cm" svg:x2="6.798cm" svg:y2="5.956cm">
                <text:p/>
              </draw:line>
              <draw:line draw:style-name="gr2" draw:text-style-name="P2" draw:layer="layout" svg:x1="6.798cm" svg:y1="8.502cm" svg:x2="6.798cm" svg:y2="9.756cm">
                <text:p/>
              </draw:line>
              <draw:line draw:style-name="gr2" draw:text-style-name="P2" draw:layer="layout" svg:x1="4.292cm" svg:y1="7.274cm" svg:x2="5.51cm" svg:y2="7.274cm">
                <text:p/>
              </draw:line>
            </draw:g>
          </draw:g>
        </draw:g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8.006cm" svg:y1="6.257cm" svg:x2="8.006cm" svg:y2="4.53cm">
          <text:p/>
        </draw:line>
        <draw:line draw:style-name="gr8" draw:text-style-name="P2" draw:layer="layout" svg:x1="8.681cm" svg:y1="5.406cm" svg:x2="8.004cm" svg:y2="5.392cm">
          <text:p/>
        </draw:line>
        <draw:line draw:style-name="gr8" draw:text-style-name="P2" draw:layer="layout" svg:x1="7.518cm" svg:y1="5.406cm" svg:x2="6.841cm" svg:y2="5.392cm">
          <text:p/>
        </draw:line>
        <draw:g>
          <draw:line draw:style-name="gr8" draw:text-style-name="P2" draw:layer="layout" svg:x1="2.631cm" svg:y1="7.229cm" svg:x2="2.765cm" svg:y2="6.884cm">
            <text:p/>
          </draw:line>
          <draw:line draw:style-name="gr8" draw:text-style-name="P2" draw:layer="layout" svg:x1="3.045cm" svg:y1="7.588cm" svg:x2="2.763cm" svg:y2="6.885cm">
            <text:p/>
          </draw:line>
          <draw:line draw:style-name="gr8" draw:text-style-name="P2" draw:layer="layout" svg:x1="3.599cm" svg:y1="7.628cm" svg:x2="3.881cm" svg:y2="6.925cm">
            <text:p/>
          </draw:line>
          <draw:line draw:style-name="gr8" draw:text-style-name="P2" draw:layer="layout" svg:x1="3.032cm" svg:y1="7.605cm" svg:x2="3.314cm" svg:y2="6.902cm">
            <text:p/>
          </draw:line>
          <draw:line draw:style-name="gr8" draw:text-style-name="P2" draw:layer="layout" svg:x1="3.61cm" svg:y1="7.624cm" svg:x2="3.328cm" svg:y2="6.921cm">
            <text:p/>
          </draw:line>
          <draw:line draw:style-name="gr8" draw:text-style-name="P2" draw:layer="layout" svg:x1="4.17cm" svg:y1="7.624cm" svg:x2="3.888cm" svg:y2="6.921cm">
            <text:p/>
          </draw:line>
          <draw:line draw:style-name="gr8" draw:text-style-name="P2" draw:layer="layout" svg:x1="4.166cm" svg:y1="7.589cm" svg:x2="4.3cm" svg:y2="7.244cm">
            <text:p/>
          </draw:line>
        </draw:g>
        <draw:g>
          <draw:line draw:style-name="gr8" draw:text-style-name="P2" draw:layer="layout" svg:x1="6.85cm" svg:y1="4.685cm" svg:x2="6.546cm" svg:y2="4.572cm">
            <text:p/>
          </draw:line>
          <draw:line draw:style-name="gr8" draw:text-style-name="P2" draw:layer="layout" svg:x1="7.144cm" svg:y1="4.328cm" svg:x2="6.547cm" svg:y2="4.574cm">
            <text:p/>
          </draw:line>
          <draw:line draw:style-name="gr8" draw:text-style-name="P2" draw:layer="layout" svg:x1="7.156cm" svg:y1="3.856cm" svg:x2="6.536cm" svg:y2="3.619cm">
            <text:p/>
          </draw:line>
          <draw:line draw:style-name="gr8" draw:text-style-name="P2" draw:layer="layout" svg:x1="7.159cm" svg:y1="4.34cm" svg:x2="6.539cm" svg:y2="4.103cm">
            <text:p/>
          </draw:line>
          <draw:line draw:style-name="gr8" draw:text-style-name="P2" draw:layer="layout" svg:x1="7.152cm" svg:y1="3.846cm" svg:x2="6.555cm" svg:y2="4.092cm">
            <text:p/>
          </draw:line>
          <draw:line draw:style-name="gr8" draw:text-style-name="P2" draw:layer="layout" svg:x1="7.13cm" svg:y1="3.367cm" svg:x2="6.533cm" svg:y2="3.613cm">
            <text:p/>
          </draw:line>
          <draw:line draw:style-name="gr8" draw:text-style-name="P2" draw:layer="layout" svg:x1="7.1cm" svg:y1="3.372cm" svg:x2="6.796cm" svg:y2="3.259cm">
            <text:p/>
          </draw:line>
        </draw:g>
        <draw:line draw:style-name="gr8" draw:text-style-name="P2" draw:layer="layout" svg:x1="6.832cm" svg:y1="3.282cm" svg:x2="6.832cm" svg:y2="1.555cm">
          <text:p/>
        </draw:line>
        <draw:line draw:style-name="gr8" draw:text-style-name="P2" draw:layer="layout" svg:x1="7.805cm" svg:y1="1.576cm" svg:x2="5.837cm" svg:y2="1.592cm">
          <text:p/>
        </draw:line>
        <draw:line draw:style-name="gr8" draw:text-style-name="P2" draw:layer="layout" svg:x1="7.979cm" svg:y1="10.378cm" svg:x2="5.54cm" svg:y2="10.393cm">
          <text:p/>
        </draw:line>
        <draw:line draw:style-name="gr8" draw:text-style-name="P2" draw:layer="layout" svg:x1="7.979cm" svg:y1="10.364cm" svg:x2="5.54cm" svg:y2="10.379cm">
          <text:p/>
        </draw:line>
        <draw:line draw:style-name="gr8" draw:text-style-name="P2" draw:layer="layout" svg:x1="6.205cm" svg:y1="10.703cm" svg:x2="7.417cm" svg:y2="10.703cm">
          <text:p/>
        </draw:line>
        <draw:line draw:style-name="gr8" draw:text-style-name="P2" draw:layer="layout" svg:x1="6.534cm" svg:y1="10.987cm" svg:x2="7.117cm" svg:y2="10.987cm">
          <text:p/>
        </draw:line>
        <draw:line draw:style-name="gr8" draw:text-style-name="P2" draw:layer="layout" svg:x1="6.79cm" svg:y1="10.354cm" svg:x2="6.8cm" svg:y2="9.626cm">
          <text:p/>
        </draw:line>
        <draw:custom-shape draw:style-name="gr11" draw:text-style-name="P3" draw:layer="layout" svg:width="0.215cm" svg:height="0.215cm" svg:x="8.64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619cm" svg:y1="7.21cm" svg:x2="1.942cm" svg:y2="7.196cm">
          <text:p/>
        </draw:line>
        <draw:custom-shape draw:style-name="gr11" draw:text-style-name="P3" draw:layer="layout" svg:width="0.215cm" svg:height="0.215cm" svg:x="1.84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8" draw:layer="layout" svg:width="1.628cm" svg:height="1.572cm" svg:x="6.019cm" svg:y="0.71cm">
          <draw:text-box>
            <text:p><text:span text:style-name="T2">12V</text:span></text:p>
          </draw:text-box>
        </draw:frame>
        <draw:frame draw:style-name="gr60" draw:text-style-name="P8" draw:layer="layout" svg:width="1.311cm" svg:height="1.572cm" svg:x="0.666cm" svg:y="6.588cm">
          <draw:text-box draw:corner-radius="0.694cm">
            <text:p><text:span text:style-name="T2">v_i</text:span></text:p>
          </draw:text-box>
        </draw:frame>
        <draw:frame draw:style-name="gr61" draw:text-style-name="P8" draw:layer="layout" svg:width="1.522cm" svg:height="1.572cm" svg:x="8.762cm" svg:y="4.888cm">
          <draw:text-box draw:corner-radius="0.694cm">
            <text:p><text:span text:style-name="T2">v_o</text:span></text:p>
          </draw:text-box>
        </draw:frame>
        <draw:frame draw:style-name="gr62" draw:text-style-name="P8" draw:layer="layout" svg:width="2.297cm" svg:height="1.572cm" svg:x="7.011cm" svg:y="6.422cm">
          <draw:text-box>
            <text:p><text:span text:style-name="T2">220nF</text:span></text:p>
          </draw:text-box>
        </draw:frame>
        <draw:frame draw:style-name="gr63" draw:text-style-name="P8" draw:layer="layout" svg:width="1.996cm" svg:height="1.572cm" svg:x="4.398cm" svg:y="3.479cm">
          <draw:text-box>
            <text:p><text:span text:style-name="T2">10k</text:span><text:span text:style-name="T1">Ω</text:span></text:p>
          </draw:text-box>
        </draw:frame>
        <draw:frame draw:style-name="gr63" draw:text-style-name="P8" draw:layer="layout" svg:width="1.996cm" svg:height="1.572cm" svg:x="2.397cm" svg:y="7.578cm">
          <draw:text-box>
            <text:p><text:span text:style-name="T2">10k</text:span><text:span text:style-name="T1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4" draw:text-style-name="P3" xml:id="id26" draw:id="id26" draw:layer="layout" svg:width="0.801cm" svg:height="2.646cm" svg:x="9.275cm" svg:y="4.714cm">
          <text:p/>
          <draw:enhanced-geometry svg:viewBox="0 0 21600 21600" draw:type="rectangle" draw:enhanced-path="M 0 0 L 21600 0 21600 21600 0 21600 0 0 Z N"/>
        </draw:custom-shape>
        <draw:g xml:id="id28" draw:id="id28">
          <draw:custom-shape draw:style-name="gr7" draw:text-style-name="P3" draw:layer="layout" svg:width="2.153cm" svg:height="2.573cm" svg:x="11.675cm" svg:y="4.6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749cm" svg:y1="5.372cm" svg:x2="12.749cm" svg:y2="6.637cm">
            <text:p/>
          </draw:line>
        </draw:g>
        <draw:custom-shape draw:style-name="gr11" draw:text-style-name="P3" xml:id="id25" draw:id="id25" draw:layer="layout" svg:width="0.348cm" svg:height="0.35cm" svg:x="6.296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0.348cm" svg:height="0.35cm" svg:x="6.297cm" svg:y="8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6.644cm" svg:y1="3.993cm" svg:x2="9.675cm" svg:y2="4.714cm" draw:start-shape="id25" draw:start-glue-point="10" draw:end-shape="id26" draw:end-glue-point="0" svg:d="M6644 3993h3031v721" svg:viewBox="0 0 3032 722">
          <text:p/>
        </draw:connector>
        <draw:connector draw:style-name="gr23" draw:text-style-name="P3" draw:layer="layout" svg:x1="6.645cm" svg:y1="8.193cm" svg:x2="9.675cm" svg:y2="7.36cm" draw:start-shape="id27" draw:start-glue-point="10" draw:end-shape="id26" draw:end-glue-point="2" svg:d="M6645 8193h3030v-833" svg:viewBox="0 0 3031 834">
          <text:p/>
        </draw:connector>
        <draw:connector draw:style-name="gr23" draw:text-style-name="P3" draw:layer="layout" svg:x1="6.644cm" svg:y1="3.993cm" svg:x2="12.751cm" svg:y2="4.625cm" draw:start-shape="id25" draw:start-glue-point="10" draw:end-shape="id28" draw:end-glue-point="0" svg:d="M6644 3993h6107v632" svg:viewBox="0 0 6108 633">
          <text:p/>
        </draw:connector>
        <draw:connector draw:style-name="gr23" draw:text-style-name="P3" draw:layer="layout" svg:x1="12.751cm" svg:y1="7.198cm" svg:x2="6.645cm" svg:y2="8.193cm" draw:start-shape="id28" draw:start-glue-point="2" draw:end-shape="id27" draw:end-glue-point="10" svg:d="M12751 7198v995h-6106" svg:viewBox="0 0 6107 996">
          <text:p/>
        </draw:connector>
        <draw:custom-shape draw:style-name="gr64" draw:text-style-name="P3" xml:id="id30" draw:id="id30" draw:layer="layout" svg:width="0.801cm" svg:height="2.646cm" svg:x="18.324cm" svg:y="4.714cm">
          <text:p/>
          <draw:enhanced-geometry svg:viewBox="0 0 21600 21600" draw:mirror-horizontal="true" draw:type="rectangle" draw:enhanced-path="M 0 0 L 21600 0 21600 21600 0 21600 0 0 Z N"/>
        </draw:custom-shape>
        <draw:g xml:id="id32" draw:id="id32">
          <draw:custom-shape draw:style-name="gr65" draw:text-style-name="P3" draw:layer="layout" svg:width="2.153cm" svg:height="2.573cm" svg:x="14.573cm" svg:y="4.62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675cm" svg:y1="5.375cm" svg:x2="15.675cm" svg:y2="6.64cm">
            <text:p/>
          </draw:line>
        </draw:g>
        <draw:custom-shape draw:style-name="gr66" draw:text-style-name="P3" xml:id="id29" draw:id="id29" draw:layer="layout" svg:width="0.348cm" svg:height="0.35cm" svg:x="20.979cm" svg:y="3.8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31" draw:id="id31" draw:layer="layout" svg:width="0.348cm" svg:height="0.35cm" svg:x="20.977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0.979cm" svg:y1="3.993cm" svg:x2="18.733cm" svg:y2="4.714cm" draw:start-shape="id29" draw:start-glue-point="10" draw:end-shape="id30" draw:end-glue-point="0" svg:d="M20979 3993h-2246v721" svg:viewBox="0 0 2247 722">
          <text:p/>
        </draw:connector>
        <draw:connector draw:style-name="gr23" draw:text-style-name="P3" draw:layer="layout" svg:x1="20.977cm" svg:y1="8.093cm" svg:x2="18.733cm" svg:y2="7.36cm" draw:start-shape="id31" draw:start-glue-point="10" draw:end-shape="id30" draw:end-glue-point="2" svg:d="M20977 8093h-2244v-733" svg:viewBox="0 0 2245 734">
          <text:p/>
        </draw:connector>
        <draw:connector draw:style-name="gr23" draw:text-style-name="P3" draw:layer="layout" svg:x1="20.979cm" svg:y1="3.993cm" svg:x2="15.658cm" svg:y2="4.628cm" draw:start-shape="id29" draw:start-glue-point="10" draw:end-shape="id32" draw:end-glue-point="0" svg:d="M20979 3993h-5321v635" svg:viewBox="0 0 5322 636">
          <text:p/>
        </draw:connector>
        <draw:connector draw:style-name="gr23" draw:text-style-name="P3" draw:layer="layout" svg:x1="15.658cm" svg:y1="7.201cm" svg:x2="20.977cm" svg:y2="8.093cm" draw:start-shape="id32" draw:start-glue-point="2" draw:end-shape="id31" draw:end-glue-point="10" svg:d="M15658 7201v892h5319" svg:viewBox="0 0 5320 893">
          <text:p/>
        </draw:connector>
        <draw:frame draw:style-name="gr67" draw:text-style-name="P8" draw:layer="layout" svg:width="1.828cm" svg:height="1.572cm" svg:x="8.127cm" svg:y="5.633cm">
          <draw:text-box>
            <text:p><text:span text:style-name="T2">y_11</text:span></text:p>
          </draw:text-box>
        </draw:frame>
        <draw:frame draw:style-name="gr68" draw:text-style-name="P8" draw:layer="layout" svg:width="1.874cm" svg:height="1.572cm" svg:x="10.897cm" svg:y="5.384cm">
          <draw:text-box>
            <text:p><text:span text:style-name="T2">y_12</text:span></text:p>
          </draw:text-box>
        </draw:frame>
        <draw:frame draw:style-name="gr68" draw:text-style-name="P8" draw:layer="layout" svg:width="1.874cm" svg:height="1.572cm" svg:x="15.806cm" svg:y="5.432cm">
          <draw:text-box>
            <text:p><text:span text:style-name="T2">y_21</text:span></text:p>
          </draw:text-box>
        </draw:frame>
        <draw:frame draw:style-name="gr68" draw:text-style-name="P8" draw:layer="layout" svg:width="1.874cm" svg:height="1.572cm" svg:x="17.494cm" svg:y="6.333cm">
          <draw:text-box>
            <text:p><text:span text:style-name="T2">y_22</text:span></text:p>
          </draw:text-box>
        </draw:frame>
        <draw:frame draw:style-name="gr69" draw:text-style-name="P8" draw:layer="layout" svg:width="2.772cm" svg:height="1.665cm" svg:x="1.196cm" svg:y="2.482cm">
          <draw:text-box>
            <text:p><text:span text:style-name="T2">v_s/Rs</text:span></text:p>
          </draw:text-box>
        </draw:frame>
        <draw:line draw:style-name="gr12" draw:text-style-name="P2" draw:layer="layout" svg:x1="6.829cm" svg:y1="3.264cm" svg:x2="8.889cm" svg:y2="3.264cm">
          <text:p/>
        </draw:line>
        <draw:line draw:style-name="gr12" draw:text-style-name="P2" draw:layer="layout" svg:x1="21.2cm" svg:y1="3.416cm" svg:x2="19.14cm" svg:y2="3.416cm">
          <text:p/>
        </draw:line>
        <draw:frame draw:style-name="gr70" draw:text-style-name="P8" draw:layer="layout" svg:width="1.344cm" svg:height="1.572cm" svg:x="6.968cm" svg:y="2.166cm">
          <draw:text-box>
            <text:p><text:span text:style-name="T2">i_s</text:span></text:p>
          </draw:text-box>
        </draw:frame>
        <draw:frame draw:style-name="gr70" draw:text-style-name="P8" draw:layer="layout" svg:width="1.344cm" svg:height="1.572cm" svg:x="19.8cm" svg:y="2.281cm">
          <draw:text-box>
            <text:p><text:span text:style-name="T2">i_o</text:span></text:p>
          </draw:text-box>
        </draw:frame>
        <draw:custom-shape draw:style-name="gr64" draw:text-style-name="P3" xml:id="id34" draw:id="id34" draw:layer="layout" svg:width="0.801cm" svg:height="2.646cm" svg:x="9.035cm" svg:y="12.801cm">
          <text:p/>
          <draw:enhanced-geometry svg:viewBox="0 0 21600 21600" draw:type="rectangle" draw:enhanced-path="M 0 0 L 21600 0 21600 21600 0 21600 0 0 Z N"/>
        </draw:custom-shape>
        <draw:g xml:id="id36" draw:id="id36">
          <draw:custom-shape draw:style-name="gr7" draw:text-style-name="P3" draw:layer="layout" svg:width="2.153cm" svg:height="2.573cm" svg:x="11.435cm" svg:y="12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509cm" svg:y1="13.459cm" svg:x2="12.509cm" svg:y2="14.724cm">
            <text:p/>
          </draw:line>
        </draw:g>
        <draw:custom-shape draw:style-name="gr11" draw:text-style-name="P3" xml:id="id33" draw:id="id33" draw:layer="layout" svg:width="0.348cm" svg:height="0.35cm" svg:x="6.856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5" draw:id="id35" draw:layer="layout" svg:width="0.348cm" svg:height="0.35cm" svg:x="6.857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7.204cm" svg:y1="12.08cm" svg:x2="9.435cm" svg:y2="12.801cm" draw:start-shape="id33" draw:start-glue-point="10" draw:end-shape="id34" draw:end-glue-point="0" svg:d="M7204 12080h2231v721" svg:viewBox="0 0 2232 722">
          <text:p/>
        </draw:connector>
        <draw:connector draw:style-name="gr23" draw:text-style-name="P3" draw:layer="layout" svg:x1="7.205cm" svg:y1="16.18cm" svg:x2="9.435cm" svg:y2="15.447cm" draw:start-shape="id35" draw:start-glue-point="10" draw:end-shape="id34" draw:end-glue-point="2" svg:d="M7205 16180h2230v-733" svg:viewBox="0 0 2231 734">
          <text:p/>
        </draw:connector>
        <draw:connector draw:style-name="gr23" draw:text-style-name="P3" draw:layer="layout" svg:x1="7.204cm" svg:y1="12.08cm" svg:x2="12.511cm" svg:y2="12.712cm" draw:start-shape="id33" draw:start-glue-point="10" draw:end-shape="id36" draw:end-glue-point="0" svg:d="M7204 12080h5307v632" svg:viewBox="0 0 5308 633">
          <text:p/>
        </draw:connector>
        <draw:connector draw:style-name="gr23" draw:text-style-name="P3" draw:layer="layout" svg:x1="12.511cm" svg:y1="15.285cm" svg:x2="7.205cm" svg:y2="16.18cm" draw:start-shape="id36" draw:start-glue-point="2" draw:end-shape="id35" draw:end-glue-point="10" svg:d="M12511 15285v895h-5306" svg:viewBox="0 0 5307 896">
          <text:p/>
        </draw:connector>
        <draw:custom-shape draw:style-name="gr64" draw:text-style-name="P3" xml:id="id38" draw:id="id38" draw:layer="layout" svg:width="0.801cm" svg:height="2.646cm" svg:x="18.084cm" svg:y="12.801cm">
          <text:p/>
          <draw:enhanced-geometry svg:viewBox="0 0 21600 21600" draw:mirror-horizontal="true" draw:type="rectangle" draw:enhanced-path="M 0 0 L 21600 0 21600 21600 0 21600 0 0 Z N"/>
        </draw:custom-shape>
        <draw:g xml:id="id40" draw:id="id40">
          <draw:custom-shape draw:style-name="gr65" draw:text-style-name="P3" draw:layer="layout" svg:width="2.153cm" svg:height="2.573cm" svg:x="14.333cm" svg:y="12.715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435cm" svg:y1="13.462cm" svg:x2="15.435cm" svg:y2="14.727cm">
            <text:p/>
          </draw:line>
        </draw:g>
        <draw:custom-shape draw:style-name="gr66" draw:text-style-name="P3" xml:id="id37" draw:id="id37" draw:layer="layout" svg:width="0.348cm" svg:height="0.35cm" svg:x="20.739cm" svg:y="11.9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39" draw:id="id39" draw:layer="layout" svg:width="0.348cm" svg:height="0.35cm" svg:x="20.737cm" svg:y="16.0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0.739cm" svg:y1="12.08cm" svg:x2="18.493cm" svg:y2="12.801cm" draw:start-shape="id37" draw:start-glue-point="10" draw:end-shape="id38" draw:end-glue-point="0" svg:d="M20739 12080h-2246v721" svg:viewBox="0 0 2247 722">
          <text:p/>
        </draw:connector>
        <draw:connector draw:style-name="gr23" draw:text-style-name="P3" draw:layer="layout" svg:x1="20.737cm" svg:y1="16.18cm" svg:x2="18.493cm" svg:y2="15.447cm" draw:start-shape="id39" draw:start-glue-point="10" draw:end-shape="id38" draw:end-glue-point="2" svg:d="M20737 16180h-2244v-733" svg:viewBox="0 0 2245 734">
          <text:p/>
        </draw:connector>
        <draw:connector draw:style-name="gr23" draw:text-style-name="P3" draw:layer="layout" svg:x1="20.739cm" svg:y1="12.08cm" svg:x2="15.418cm" svg:y2="12.715cm" draw:start-shape="id37" draw:start-glue-point="10" draw:end-shape="id40" draw:end-glue-point="0" svg:d="M20739 12080h-5321v635" svg:viewBox="0 0 5322 636">
          <text:p/>
        </draw:connector>
        <draw:connector draw:style-name="gr23" draw:text-style-name="P3" draw:layer="layout" svg:x1="15.418cm" svg:y1="15.288cm" svg:x2="20.737cm" svg:y2="16.18cm" draw:start-shape="id40" draw:start-glue-point="2" draw:end-shape="id39" draw:end-glue-point="10" svg:d="M15418 15288v892h5319" svg:viewBox="0 0 5320 893">
          <text:p/>
        </draw:connector>
        <draw:frame draw:style-name="gr67" draw:text-style-name="P8" draw:layer="layout" svg:width="1.828cm" svg:height="1.572cm" svg:x="7.143cm" svg:y="13.581cm">
          <draw:text-box>
            <text:p><text:span text:style-name="T2">y_11</text:span></text:p>
          </draw:text-box>
        </draw:frame>
        <draw:frame draw:style-name="gr68" draw:text-style-name="P8" draw:layer="layout" svg:width="1.874cm" svg:height="1.572cm" svg:x="10.622cm" svg:y="13.506cm">
          <draw:text-box>
            <text:p><text:span text:style-name="T2">y_12</text:span></text:p>
          </draw:text-box>
        </draw:frame>
        <draw:frame draw:style-name="gr68" draw:text-style-name="P8" draw:layer="layout" svg:width="1.874cm" svg:height="1.572cm" svg:x="15.844cm" svg:y="14.581cm">
          <draw:text-box>
            <text:p><text:span text:style-name="T2">y_21</text:span></text:p>
          </draw:text-box>
        </draw:frame>
        <draw:frame draw:style-name="gr68" draw:text-style-name="P8" draw:layer="layout" svg:width="1.874cm" svg:height="1.572cm" svg:x="18.143cm" svg:y="13.58cm">
          <draw:text-box>
            <text:p><text:span text:style-name="T2">y_22</text:span></text:p>
          </draw:text-box>
        </draw:frame>
        <draw:frame draw:style-name="gr71" draw:text-style-name="P8" draw:layer="layout" svg:width="0.875cm" svg:height="1.572cm" svg:x="21.702cm" svg:y="3.666cm">
          <draw:text-box>
            <text:p><text:span text:style-name="T2">+</text:span></text:p>
          </draw:text-box>
        </draw:frame>
        <draw:frame draw:style-name="gr72" draw:text-style-name="P8" draw:layer="layout" svg:width="0.714cm" svg:height="1.572cm" svg:x="21.721cm" svg:y="7.43cm">
          <draw:text-box>
            <text:p><text:span text:style-name="T2">-</text:span></text:p>
          </draw:text-box>
        </draw:frame>
        <draw:frame draw:style-name="gr61" draw:text-style-name="P8" draw:layer="layout" svg:width="1.522cm" svg:height="1.572cm" svg:x="21.323cm" svg:y="4.649cm">
          <draw:text-box>
            <text:p><text:span text:style-name="T2">v_o</text:span></text:p>
          </draw:text-box>
        </draw:frame>
        <draw:line draw:style-name="gr24" draw:text-style-name="P2" draw:layer="layout" svg:x1="7.643cm" svg:y1="4.003cm" svg:x2="7.678cm" svg:y2="12.08cm">
          <text:p/>
        </draw:line>
        <draw:line draw:style-name="gr24" draw:text-style-name="P2" draw:layer="layout" svg:x1="8.744cm" svg:y1="8.104cm" svg:x2="8.779cm" svg:y2="16.181cm">
          <text:p/>
        </draw:line>
        <draw:line draw:style-name="gr24" draw:text-style-name="P2" draw:layer="layout" svg:x1="19.444cm" svg:y1="4.003cm" svg:x2="19.479cm" svg:y2="12.08cm">
          <text:p/>
        </draw:line>
        <draw:line draw:style-name="gr24" draw:text-style-name="P2" draw:layer="layout" svg:x1="20.545cm" svg:y1="8.104cm" svg:x2="20.58cm" svg:y2="16.181cm">
          <text:p/>
        </draw:line>
        <draw:frame draw:style-name="gr73" draw:text-style-name="P10" draw:layer="layout" svg:width="1.306cm" svg:height="1.827cm" svg:x="13.622cm" svg:y="3.89cm">
          <draw:text-box>
            <text:p><text:span text:style-name="T7">A</text:span></text:p>
          </draw:text-box>
        </draw:frame>
        <draw:frame draw:style-name="gr74" draw:text-style-name="P10" draw:layer="layout" svg:width="1.069cm" svg:height="1.352cm" svg:x="13.456cm" svg:y="11.988cm">
          <draw:text-box>
            <text:p><text:span text:style-name="T8">β</text:span></text:p>
          </draw:text-box>
        </draw:frame>
        <draw:custom-shape draw:style-name="gr64" draw:text-style-name="P3" xml:id="id42" draw:id="id42" draw:layer="layout" svg:width="0.801cm" svg:height="2.646cm" svg:x="4.075cm" svg:y="4.7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xml:id="id43" draw:id="id43" draw:layer="layout" svg:width="0.801cm" svg:height="2.646cm" svg:x="24.017cm" svg:y="4.666cm">
          <text:p/>
          <draw:enhanced-geometry svg:viewBox="0 0 21600 21600" draw:type="rectangle" draw:enhanced-path="M 0 0 L 21600 0 21600 21600 0 21600 0 0 Z N"/>
        </draw:custom-shape>
        <draw:g xml:id="id41" draw:id="id41">
          <draw:custom-shape draw:style-name="gr37" draw:text-style-name="P3" draw:layer="layout" svg:width="1.842cm" svg:height="1.843cm" svg:x="1.447cm" svg:y="4.96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368cm" svg:y1="6.47cm" svg:x2="2.368cm" svg:y2="5.205cm">
            <text:p/>
          </draw:line>
        </draw:g>
        <draw:connector draw:style-name="gr23" draw:text-style-name="P3" draw:layer="layout" svg:x1="2.368cm" svg:y1="4.975cm" svg:x2="6.296cm" svg:y2="3.993cm" draw:start-shape="id41" draw:start-glue-point="0" draw:end-shape="id25" draw:end-glue-point="6" svg:d="M2368 4975v-982h3928" svg:viewBox="0 0 3929 983">
          <text:p/>
        </draw:connector>
        <draw:connector draw:style-name="gr23" draw:text-style-name="P3" draw:layer="layout" svg:x1="6.297cm" svg:y1="8.193cm" svg:x2="2.368cm" svg:y2="6.818cm" draw:start-shape="id27" draw:start-glue-point="6" draw:end-shape="id41" draw:end-glue-point="2" svg:d="M6297 8193h-3929v-1375" svg:viewBox="0 0 3930 1376">
          <text:p/>
        </draw:connector>
        <draw:connector draw:style-name="gr75" draw:text-style-name="P3" draw:layer="layout" draw:line-skew="-0.195cm" svg:x1="4.475cm" svg:y1="4.714cm" svg:x2="2.368cm" svg:y2="4.975cm" draw:start-shape="id42" draw:start-glue-point="0" draw:end-shape="id41" draw:end-glue-point="0" svg:d="M4475 4714v-696h-2107v957" svg:viewBox="0 0 2108 958">
          <text:p/>
        </draw:connector>
        <draw:connector draw:style-name="gr75" draw:text-style-name="P3" draw:layer="layout" draw:line-skew="0.346cm" svg:x1="4.475cm" svg:y1="7.36cm" svg:x2="2.368cm" svg:y2="6.818cm" draw:start-shape="id42" draw:start-glue-point="2" draw:end-shape="id41" draw:end-glue-point="2" svg:d="M4475 7360v847h-2107v-1389" svg:viewBox="0 0 2108 1390">
          <text:p/>
        </draw:connector>
        <draw:frame draw:style-name="gr67" draw:text-style-name="P8" draw:layer="layout" svg:width="1.828cm" svg:height="1.572cm" svg:x="5.127cm" svg:y="5.633cm">
          <draw:text-box>
            <text:p><text:span text:style-name="T2">y_s</text:span></text:p>
          </draw:text-box>
        </draw:frame>
        <draw:connector draw:style-name="gr75" draw:text-style-name="P3" draw:layer="layout" svg:x1="24.417cm" svg:y1="4.666cm" svg:x2="21.277cm" svg:y2="3.869cm" draw:start-shape="id43" draw:start-glue-point="0" draw:end-shape="id29" draw:end-glue-point="5" svg:d="M24417 4666v-797h-3140" svg:viewBox="0 0 3141 798">
          <text:p/>
        </draw:connector>
        <draw:connector draw:style-name="gr75" draw:text-style-name="P3" draw:layer="layout" svg:x1="24.417cm" svg:y1="7.312cm" svg:x2="21.325cm" svg:y2="8.093cm" draw:start-shape="id43" draw:start-glue-point="2" draw:end-shape="id31" draw:end-glue-point="6" svg:d="M24417 7312v781h-3092" svg:viewBox="0 0 3093 782">
          <text:p/>
        </draw:connector>
        <draw:frame draw:style-name="gr67" draw:text-style-name="P8" draw:layer="layout" svg:width="1.828cm" svg:height="1.572cm" svg:x="24.909cm" svg:y="5.559cm">
          <draw:text-box>
            <text:p><text:span text:style-name="T2">y_l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4" draw:text-style-name="P3" xml:id="id45" draw:id="id45" draw:layer="layout" svg:width="0.801cm" svg:height="2.646cm" svg:x="10.116cm" svg:y="5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4" draw:id="id44" draw:layer="layout" svg:width="0.348cm" svg:height="0.35cm" svg:x="7.937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6" draw:id="id46" draw:layer="layout" svg:width="0.348cm" svg:height="0.35cm" svg:x="7.938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8.285cm" svg:y1="4.631cm" svg:x2="10.516cm" svg:y2="5.352cm" draw:start-shape="id44" draw:start-glue-point="10" draw:end-shape="id45" draw:end-glue-point="0" svg:d="M8285 4631h2231v721" svg:viewBox="0 0 2232 722">
          <text:p/>
        </draw:connector>
        <draw:connector draw:style-name="gr23" draw:text-style-name="P3" draw:layer="layout" svg:x1="8.286cm" svg:y1="8.731cm" svg:x2="10.516cm" svg:y2="7.998cm" draw:start-shape="id46" draw:start-glue-point="10" draw:end-shape="id45" draw:end-glue-point="2" svg:d="M8286 8731h2230v-733" svg:viewBox="0 0 2231 734">
          <text:p/>
        </draw:connector>
        <draw:custom-shape draw:style-name="gr64" draw:text-style-name="P3" xml:id="id48" draw:id="id48" draw:layer="layout" svg:width="0.801cm" svg:height="2.646cm" svg:x="19.165cm" svg:y="5.352cm">
          <text:p/>
          <draw:enhanced-geometry svg:viewBox="0 0 21600 21600" draw:mirror-horizontal="true" draw:type="rectangle" draw:enhanced-path="M 0 0 L 21600 0 21600 21600 0 21600 0 0 Z N"/>
        </draw:custom-shape>
        <draw:g xml:id="id50" draw:id="id50">
          <draw:custom-shape draw:style-name="gr65" draw:text-style-name="P3" draw:layer="layout" svg:width="2.153cm" svg:height="2.573cm" svg:x="15.414cm" svg:y="5.266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6.516cm" svg:y1="6.013cm" svg:x2="16.516cm" svg:y2="7.278cm">
            <text:p/>
          </draw:line>
        </draw:g>
        <draw:custom-shape draw:style-name="gr76" draw:text-style-name="P3" xml:id="id47" draw:id="id47" draw:layer="layout" svg:width="0.348cm" svg:height="0.297cm" svg:x="22.02cm" svg:y="4.4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49" draw:id="id49" draw:layer="layout" svg:width="0.348cm" svg:height="0.35cm" svg:x="21.818cm" svg:y="8.5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2.02cm" svg:y1="4.605cm" svg:x2="19.574cm" svg:y2="5.352cm" draw:start-shape="id47" draw:start-glue-point="10" draw:end-shape="id48" draw:end-glue-point="0" svg:d="M22020 4605h-2446v747" svg:viewBox="0 0 2447 748">
          <text:p/>
        </draw:connector>
        <draw:connector draw:style-name="gr23" draw:text-style-name="P3" draw:layer="layout" svg:x1="21.818cm" svg:y1="8.731cm" svg:x2="19.574cm" svg:y2="7.998cm" draw:start-shape="id49" draw:start-glue-point="10" draw:end-shape="id48" draw:end-glue-point="2" svg:d="M21818 8731h-2244v-733" svg:viewBox="0 0 2245 734">
          <text:p/>
        </draw:connector>
        <draw:connector draw:style-name="gr23" draw:text-style-name="P3" draw:layer="layout" svg:x1="22.02cm" svg:y1="4.605cm" svg:x2="16.499cm" svg:y2="5.266cm" draw:start-shape="id47" draw:start-glue-point="10" draw:end-shape="id50" draw:end-glue-point="0" svg:d="M22020 4605h-5521v661" svg:viewBox="0 0 5522 662">
          <text:p/>
        </draw:connector>
        <draw:connector draw:style-name="gr23" draw:text-style-name="P3" draw:layer="layout" svg:x1="16.499cm" svg:y1="7.839cm" svg:x2="21.818cm" svg:y2="8.731cm" draw:start-shape="id50" draw:start-glue-point="2" draw:end-shape="id49" draw:end-glue-point="10" svg:d="M16499 7839v892h5319" svg:viewBox="0 0 5320 893">
          <text:p/>
        </draw:connector>
        <draw:frame draw:style-name="gr77" draw:text-style-name="P8" draw:layer="layout" svg:width="2.795cm" svg:height="1.665cm" svg:x="10cm" svg:y="5.557cm">
          <draw:text-box>
            <text:p><text:span text:style-name="T2">Y_11</text:span></text:p>
          </draw:text-box>
        </draw:frame>
        <draw:frame draw:style-name="gr78" draw:text-style-name="P8" draw:layer="layout" svg:width="2.498cm" svg:height="1.665cm" svg:x="14.715cm" svg:y="5.912cm">
          <draw:text-box>
            <text:p><text:span text:style-name="T2">Y_21</text:span></text:p>
          </draw:text-box>
        </draw:frame>
        <draw:frame draw:style-name="gr78" draw:text-style-name="P8" draw:layer="layout" svg:width="2.44cm" svg:height="1.665cm" svg:x="17.769cm" svg:y="6.971cm">
          <draw:text-box>
            <text:p><text:span text:style-name="T2">Y_22</text:span></text:p>
          </draw:text-box>
        </draw:frame>
        <draw:g xml:id="id52" draw:id="id52">
          <draw:custom-shape draw:style-name="gr7" draw:text-style-name="P3" draw:layer="layout" svg:width="2.153cm" svg:height="2.573cm" svg:x="12.276cm" svg:y="13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3.35cm" svg:y1="14.097cm" svg:x2="13.35cm" svg:y2="15.362cm">
            <text:p/>
          </draw:line>
        </draw:g>
        <draw:custom-shape draw:style-name="gr11" draw:text-style-name="P3" xml:id="id51" draw:id="id51" draw:layer="layout" svg:width="0.348cm" svg:height="0.35cm" svg:x="7.697cm" svg:y="1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3" draw:id="id53" draw:layer="layout" svg:width="0.348cm" svg:height="0.35cm" svg:x="7.698cm" svg:y="16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8.045cm" svg:y1="12.718cm" svg:x2="13.352cm" svg:y2="13.35cm" draw:start-shape="id51" draw:start-glue-point="10" draw:end-shape="id52" draw:end-glue-point="0" svg:d="M8045 12718h5307v632" svg:viewBox="0 0 5308 633">
          <text:p/>
        </draw:connector>
        <draw:connector draw:style-name="gr23" draw:text-style-name="P3" draw:layer="layout" svg:x1="13.352cm" svg:y1="15.923cm" svg:x2="8.046cm" svg:y2="16.818cm" draw:start-shape="id52" draw:start-glue-point="2" draw:end-shape="id53" draw:end-glue-point="10" svg:d="M13352 15923v895h-5306" svg:viewBox="0 0 5307 896">
          <text:p/>
        </draw:connector>
        <draw:custom-shape draw:style-name="gr66" draw:text-style-name="P3" xml:id="id54" draw:id="id54" draw:layer="layout" svg:width="0.348cm" svg:height="0.35cm" svg:x="21.58cm" svg:y="12.5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xml:id="id55" draw:id="id55" draw:layer="layout" svg:width="0.348cm" svg:height="0.35cm" svg:x="21.578cm" svg:y="16.6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1.58cm" svg:y1="12.718cm" svg:x2="18.616cm" svg:y2="12.729cm" draw:start-shape="id54" draw:start-glue-point="10" svg:d="M21580 12718h-1733v11h-1231" svg:viewBox="0 0 2965 12">
          <text:p/>
        </draw:connector>
        <draw:connector draw:style-name="gr23" draw:text-style-name="P3" draw:layer="layout" svg:x1="21.578cm" svg:y1="16.818cm" svg:x2="18.589cm" svg:y2="16.83cm" draw:start-shape="id55" draw:start-glue-point="10" svg:d="M21578 16818h-1745v12h-1244" svg:viewBox="0 0 2990 13">
          <text:p/>
        </draw:connector>
        <draw:frame draw:style-name="gr78" draw:text-style-name="P8" draw:layer="layout" svg:width="2.288cm" svg:height="1.665cm" svg:x="11.049cm" svg:y="14.144cm">
          <draw:text-box>
            <text:p><text:span text:style-name="T2">Y_12</text:span></text:p>
          </draw:text-box>
        </draw:frame>
        <draw:line draw:style-name="gr24" draw:text-style-name="P2" draw:layer="layout" svg:x1="8.484cm" svg:y1="4.641cm" svg:x2="8.519cm" svg:y2="12.718cm">
          <text:p/>
        </draw:line>
        <draw:line draw:style-name="gr24" draw:text-style-name="P2" draw:layer="layout" svg:x1="9.585cm" svg:y1="8.742cm" svg:x2="9.62cm" svg:y2="16.819cm">
          <text:p/>
        </draw:line>
        <draw:line draw:style-name="gr24" draw:text-style-name="P2" draw:layer="layout" svg:x1="20.285cm" svg:y1="4.641cm" svg:x2="20.32cm" svg:y2="12.718cm">
          <text:p/>
        </draw:line>
        <draw:line draw:style-name="gr24" draw:text-style-name="P2" draw:layer="layout" svg:x1="21.386cm" svg:y1="8.742cm" svg:x2="21.421cm" svg:y2="16.819cm">
          <text:p/>
        </draw:line>
        <draw:frame draw:style-name="gr79" draw:text-style-name="P10" draw:layer="layout" svg:width="1.306cm" svg:height="1.352cm" svg:x="12.662cm" svg:y="5.928cm">
          <draw:text-box>
            <text:p><text:span text:style-name="T7">A’</text:span></text:p>
          </draw:text-box>
        </draw:frame>
        <draw:frame draw:style-name="gr80" draw:text-style-name="P10" draw:layer="layout" svg:width="1.289cm" svg:height="1.352cm" svg:x="15.962cm" svg:y="14.028cm">
          <draw:text-box>
            <text:p><text:span text:style-name="T8">β</text:span><text:span text:style-name="T7">’</text:span></text:p>
          </draw:text-box>
        </draw:frame>
        <draw:frame draw:style-name="gr69" draw:text-style-name="P8" draw:layer="layout" svg:width="2.772cm" svg:height="1.665cm" svg:x="3.229cm" svg:y="3.072cm">
          <draw:text-box>
            <text:p><text:span text:style-name="T2">v_s/Rs</text:span></text:p>
          </draw:text-box>
        </draw:frame>
        <draw:custom-shape draw:style-name="gr64" draw:text-style-name="P3" xml:id="id56" draw:id="id56" draw:layer="layout" svg:width="0.801cm" svg:height="2.646cm" svg:x="6.108cm" svg:y="5.304cm">
          <text:p/>
          <draw:enhanced-geometry svg:viewBox="0 0 21600 21600" draw:type="rectangle" draw:enhanced-path="M 0 0 L 21600 0 21600 21600 0 21600 0 0 Z N"/>
        </draw:custom-shape>
        <draw:g xml:id="id57" draw:id="id57">
          <draw:custom-shape draw:style-name="gr37" draw:text-style-name="P3" draw:layer="layout" svg:width="1.842cm" svg:height="1.843cm" svg:x="3.48cm" svg:y="5.55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4.401cm" svg:y1="7.06cm" svg:x2="4.401cm" svg:y2="5.795cm">
            <text:p/>
          </draw:line>
        </draw:g>
        <draw:connector draw:style-name="gr75" draw:text-style-name="P3" draw:layer="layout" draw:line-skew="-0.195cm" svg:x1="6.508cm" svg:y1="5.304cm" svg:x2="4.401cm" svg:y2="5.565cm" draw:start-shape="id56" draw:start-glue-point="0" draw:end-shape="id57" draw:end-glue-point="0" svg:d="M6508 5304v-696h-2107v957" svg:viewBox="0 0 2108 958">
          <text:p/>
        </draw:connector>
        <draw:connector draw:style-name="gr75" draw:text-style-name="P3" draw:layer="layout" draw:line-skew="0.295cm" svg:x1="6.508cm" svg:y1="7.95cm" svg:x2="4.401cm" svg:y2="7.408cm" draw:start-shape="id56" draw:start-glue-point="2" draw:end-shape="id57" draw:end-glue-point="2" svg:d="M6508 7950v796h-2107v-1338" svg:viewBox="0 0 2108 1339">
          <text:p/>
        </draw:connector>
        <draw:frame draw:style-name="gr81" draw:text-style-name="P8" draw:layer="layout" svg:width="0.875cm" svg:height="0.958cm" svg:x="25.142cm" svg:y="4.459cm">
          <draw:text-box>
            <text:p><text:span text:style-name="T2">+</text:span></text:p>
          </draw:text-box>
        </draw:frame>
        <draw:frame draw:style-name="gr72" draw:text-style-name="P8" draw:layer="layout" svg:width="0.714cm" svg:height="1.572cm" svg:x="25.177cm" svg:y="7.152cm">
          <draw:text-box>
            <text:p><text:span text:style-name="T2">-</text:span></text:p>
          </draw:text-box>
        </draw:frame>
        <draw:frame draw:style-name="gr61" draw:text-style-name="P8" draw:layer="layout" svg:width="1.522cm" svg:height="1.572cm" svg:x="24.836cm" svg:y="5.801cm">
          <draw:text-box>
            <text:p><text:span text:style-name="T2">v_o</text:span></text:p>
          </draw:text-box>
        </draw:frame>
        <draw:custom-shape draw:style-name="gr64" draw:text-style-name="P3" xml:id="id58" draw:id="id58" draw:layer="layout" svg:width="0.801cm" svg:height="2.646cm" svg:x="23.684cm" svg:y="5.131cm">
          <text:p/>
          <draw:enhanced-geometry svg:viewBox="0 0 21600 21600" draw:type="rectangle" draw:enhanced-path="M 0 0 L 21600 0 21600 21600 0 21600 0 0 Z N"/>
        </draw:custom-shape>
        <draw:connector draw:style-name="gr75" draw:text-style-name="P3" draw:layer="layout" svg:x1="24.084cm" svg:y1="5.131cm" svg:x2="22.368cm" svg:y2="4.605cm" draw:start-shape="id58" draw:start-glue-point="0" draw:end-shape="id47" draw:end-glue-point="6" svg:d="M24084 5131v-526h-1716" svg:viewBox="0 0 1717 527">
          <text:p/>
        </draw:connector>
        <draw:connector draw:style-name="gr75" draw:text-style-name="P3" draw:layer="layout" svg:x1="24.084cm" svg:y1="7.777cm" svg:x2="22.166cm" svg:y2="8.731cm" draw:start-shape="id58" draw:start-glue-point="2" draw:end-shape="id49" draw:end-glue-point="6" svg:d="M24084 7777v954h-1918" svg:viewBox="0 0 1919 955">
          <text:p/>
        </draw:connector>
        <draw:frame draw:style-name="gr67" draw:text-style-name="P8" draw:layer="layout" svg:width="1.828cm" svg:height="1.572cm" svg:x="22.09cm" svg:y="6.123cm">
          <draw:text-box>
            <text:p><text:span text:style-name="T2">y_l</text:span></text:p>
          </draw:text-box>
        </draw:frame>
        <draw:connector draw:style-name="gr75" draw:text-style-name="P3" draw:layer="layout" svg:x1="6.508cm" svg:y1="5.304cm" svg:x2="7.937cm" svg:y2="4.631cm" draw:start-shape="id56" draw:start-glue-point="0" draw:end-shape="id44" draw:end-glue-point="6" svg:d="M6508 5304v-673h1429" svg:viewBox="0 0 1430 674">
          <text:p/>
        </draw:connector>
        <draw:connector draw:style-name="gr75" draw:text-style-name="P3" draw:layer="layout" svg:x1="6.508cm" svg:y1="7.95cm" svg:x2="7.938cm" svg:y2="8.731cm" draw:start-shape="id56" draw:start-glue-point="2" draw:end-shape="id46" draw:end-glue-point="6" svg:d="M6508 7950v781h1430" svg:viewBox="0 0 1431 782">
          <text:p/>
        </draw:connector>
        <draw:frame draw:style-name="gr67" draw:text-style-name="P8" draw:layer="layout" svg:width="1.828cm" svg:height="1.572cm" svg:x="6.99cm" svg:y="6.123cm">
          <draw:text-box>
            <text:p><text:span text:style-name="T2">y_s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0-12-10T18:41:49.928340139</dc:date>
    <meta:editing-duration>PT21H25M58S</meta:editing-duration>
    <meta:editing-cycles>20</meta:editing-cycles>
    <meta:generator>LibreOffice/6.0.7.3$Linux_X86_64 LibreOffice_project/00m0$Build-3</meta:generator>
    <meta:document-statistic meta:object-count="455"/>
  </office:meta>
</office:document-meta>
</file>